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font-style="normal" style:font-style-asian="normal" style:font-style-complex="normal"/>
    </style:style>
    <style:style style:name="P6" style:family="paragraph" style:parent-style-name="Standard">
      <style:paragraph-properties style:border-line-width-bottom="0.0008in 0.0138in 0.0008in" fo:padding="0.0291in" fo:border-left="none" fo:border-right="none" fo:border-top="none" fo:border-bottom="0.0154in double #000000" style:join-border="false"/>
    </style:style>
    <style:style style:name="P7" style:family="paragraph" style:parent-style-name="Standard">
      <style:paragraph-properties fo:padding="0.0291in" fo:border-left="none" fo:border-right="none" fo:border-top="none" fo:border-bottom="0.0008in solid #000000" style:join-border="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ize="8pt" fo:font-weight="normal" style:font-size-asian="8pt" style:font-weight-asian="normal" style:font-size-complex="8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mekoin API Specification</text:p>
      <text:p text:style-name="P2">Last Updated April 18, 2013</text:p>
      <text:p text:style-name="P6"/>
      <text:p text:style-name="Standard"/>
      <text:p text:style-name="Standard">This document contains all the technical information to allow someone to write external applications that can interface and poll functions and events within the Timekoin server. All request are a combination of GET and POST request with the output specified for each API poll. Provided the proper access is granted to that function for the HASH code used during the polling.</text:p>
      <text:p text:style-name="P6"/>
      <text:p text:style-name="Standard"/>
      <text:p text:style-name="Standard">Example:</text:p>
      <text:p text:style-name="Standard">To ask the server what the balance is of a public key, the request would be formed like this provided you know the server Domain/IP, the port number (if other than 80), and sub-folder location (timekoin for example):</text:p>
      <text:p text:style-name="Standard"/>
      <text:p text:style-name="P1">http://myserver:80/timekoin/api.php?action=pk_balance&amp;hash=MyHashCodeHere</text:p>
      <text:p text:style-name="Standard"/>
      <text:p text:style-name="Standard">POST DATA NAME = [<text:span text:style-name="T1">public_key</text:span><text:span text:style-name="T3">] </text:span><text:span text:style-name="T5">LS0tLS1CRUdJTiBQVUJMSUMgS0VZLS0tLS0KTUlIZk1BMEdDU3FHU0liM0RRRUJBUVVBQTRITkFEQ0J5UUtCd1FEQ0hlbmZ1bGllTDZpRENUUzJLYTBrUFdPY095TEZhT2JWUFRWTQpCN3lGdTUzRnJPRWZlY2tDRUtwdDRhWGZGRjl0emVKd0ptZXAwNEcxcHRKcisxZ2JHNUhoako0YUxKc3MxL3crVmJnemhPZXBpLzRFCkxBR0c5OEdmS2FKQkRMSkhrRHFtdCsrU1hTYzBMdVdCWk8rTjllU3dNVVVCNmpIN21FMS81emhxNkY2M1gzVHFYSGNCdWo2ZUtYYzQKNG5qY2syWXVFZk9zaE80WkN5VnFGOTJEUEhOQTVncit1SmdSYVpoeWdLTXVpMDd2SnRZdGpyQ2I2YVlPTEhwNENwVUNBd0VBQVE9PQotLS0tLUVORCBQVUJMSUMgS0VZLS0tLS0=</text:span></text:p>
      <text:p text:style-name="Standard"/>
      <text:p text:style-name="P5">Result: 5</text:p>
      <text:p text:style-name="Standard"/>
      <text:p text:style-name="P6"/>
      <text:p text:style-name="Standard"/>
      <text:p text:style-name="P4">Public Key Actions</text:p>
      <text:p text:style-name="Standard"/>
      <text:p text:style-name="P1">Action</text:p>
      <text:p text:style-name="Standard">pk_balance</text:p>
      <text:p text:style-name="Standard"/>
      <text:p text:style-name="P1">Parameters</text:p>
      <text:p text:style-name="Standard">Timekoin Public Key in POST Data field named <text:span text:style-name="T1">public_key</text:span><text:span text:style-name="T3"> in Base64 Encoded Format</text:span></text:p>
      <text:p text:style-name="Standard"/>
      <text:p text:style-name="P1">Description</text:p>
      <text:p text:style-name="Standard">Returns the balance for the provided public key as whole numbers with no formatting. <text:span text:style-name="T2">Example:</text:span> 1, 55, or 9999</text:p>
      <text:p text:style-name="Standard">If the key does not exist, then 0 will be returned.</text:p>
      <text:p text:style-name="P7">If the key does exist and happens to have a balance of 0, then 0 will also be returned.</text:p>
      <text:p text:style-name="Standard"/>
      <text:p text:style-name="P1">Action</text:p>
      <text:p text:style-name="Standard">pk_gen_amt</text:p>
      <text:p text:style-name="Standard"/>
      <text:p text:style-name="P1">Parameters</text:p>
      <text:p text:style-name="Standard">Timekoin Public Key in POST Data field named <text:span text:style-name="T1">public_key</text:span><text:span text:style-name="T3"> in Base64 Encoded Format</text:span></text:p>
      <text:p text:style-name="Standard"/>
      <text:p text:style-name="P1">Description</text:p>
      <text:p text:style-name="Standard">Returns the amount of Timekoins currently being generated by the provided public key or 0 if the public key is not in the generation l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in" fo:margin-bottom="0.3in" fo:margin-left="0.3in" fo:margin-right="0.3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 NA</meta:initial-creator>
    <meta:creation-date>2013-04-18T20:39:42</meta:creation-date>
    <meta:generator>OpenOffice.org/3.4.1$Unix OpenOffice.org_project/341m1$Build-9593</meta:generator>
    <dc:date>2013-04-18T21:30:15</dc:date>
    <dc:creator>NA NA</dc:creator>
    <meta:editing-duration>PT50M33S</meta:editing-duration>
    <meta:editing-cycles>9</meta:editing-cycles>
    <meta:document-statistic meta:table-count="0" meta:image-count="0" meta:object-count="0" meta:page-count="1" meta:paragraph-count="23" meta:word-count="228" meta:character-count="1879"/>
  </office:meta>
</office:document-meta>
</file>